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5.755cm" fo:margin-left="0.002cm" fo:margin-top="0cm" fo:margin-bottom="0cm" table:align="left" style:writing-mode="page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.752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4.249cm"/>
    </style:style>
    <style:style style:name="Table2.E" style:family="table-column">
      <style:table-column-properties style:column-width="3.5cm"/>
    </style:style>
    <style:style style:name="Table2.F" style:family="table-column">
      <style:table-column-properties style:column-width="2.251cm"/>
    </style:style>
    <style:style style:name="Table2.G" style:family="table-column">
      <style:table-column-properties style:column-width="2.249cm"/>
    </style:style>
    <style:style style:name="Table2.H" style:family="table-column">
      <style:table-column-properties style:column-width="3.7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0.741cm" fo:keep-together="auto"/>
    </style:style>
    <style:style style:name="Table2.3" style:family="table-row">
      <style:table-row-properties style:min-row-height="0.631cm" fo:keep-together="auto"/>
    </style:style>
    <style:style style:name="Table2.5" style:family="table-row">
      <style:table-row-properties style:min-row-height="5.613cm" fo:keep-together="auto"/>
    </style:style>
    <style:style style:name="Table3" style:family="table">
      <style:table-properties style:width="25.89cm" fo:margin-left="0.002cm" fo:margin-top="0cm" fo:margin-bottom="0cm" table:align="left" style:writing-mode="page"/>
    </style:style>
    <style:style style:name="Table3.A" style:family="table-column">
      <style:table-column-properties style:column-width="6.327cm"/>
    </style:style>
    <style:style style:name="Table3.B" style:family="table-column">
      <style:table-column-properties style:column-width="6.521cm"/>
    </style:style>
    <style:style style:name="Table3.C" style:family="table-column">
      <style:table-column-properties style:column-width="6.519cm"/>
    </style:style>
    <style:style style:name="Table3.D" style:family="table-column">
      <style:table-column-properties style:column-width="6.52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2" style:family="table-cell">
      <style:table-cell-properties fo:padding-left="0.191cm" fo:padding-right="0.191cm" fo:padding-top="0cm" fo:padding-bottom="0cm" fo:border="0.5pt solid #000000"/>
    </style:style>
    <style:style style:name="Table3.B2" style:family="table-cell">
      <style:table-cell-properties fo:padding-left="0.191cm" fo:padding-right="0.191cm" fo:padding-top="0cm" fo:padding-bottom="0cm" fo:border="0.5pt solid #000000"/>
    </style:style>
    <style:style style:name="Table3.C2" style:family="table-cell">
      <style:table-cell-properties fo:padding-left="0.191cm" fo:padding-right="0.191cm" fo:padding-top="0cm" fo:padding-bottom="0cm" fo:border="0.5pt solid #000000"/>
    </style:style>
    <style:style style:name="Table3.D2" style:family="table-cell">
      <style:table-cell-properties fo:padding-left="0.191cm" fo:padding-right="0.191cm" fo:padding-top="0cm" fo:padding-bottom="0cm" fo:border="0.5pt solid #000000"/>
    </style:style>
    <style:style style:name="Table3.3" style:family="table-row">
      <style:table-row-properties style:min-row-height="0.067cm" fo:keep-together="auto"/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25.89cm" fo:margin-left="0.002cm" fo:margin-top="0cm" fo:margin-bottom="0cm" table:align="left" style:writing-mode="page"/>
    </style:style>
    <style:style style:name="Table4.A" style:family="table-column">
      <style:table-column-properties style:column-width="6.327cm"/>
    </style:style>
    <style:style style:name="Table4.B" style:family="table-column">
      <style:table-column-properties style:column-width="6.521cm"/>
    </style:style>
    <style:style style:name="Table4.C" style:family="table-column">
      <style:table-column-properties style:column-width="6.519cm"/>
    </style:style>
    <style:style style:name="Table4.D" style:family="table-column">
      <style:table-column-properties style:column-width="6.52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4.3" style:family="table-row">
      <style:table-row-properties style:min-row-height="0.168cm" fo:keep-together="auto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" style:family="table">
      <style:table-properties style:width="26.353cm" fo:margin-left="0.002cm" fo:margin-top="0cm" fo:margin-bottom="0cm" table:align="left" style:writing-mode="page"/>
    </style:style>
    <style:style style:name="Table5.A" style:family="table-column">
      <style:table-column-properties style:column-width="1.586cm"/>
    </style:style>
    <style:style style:name="Table5.B" style:family="table-column">
      <style:table-column-properties style:column-width="10.797cm"/>
    </style:style>
    <style:style style:name="Table5.C" style:family="table-column">
      <style:table-column-properties style:column-width="5.713cm"/>
    </style:style>
    <style:style style:name="Table5.D" style:family="table-column">
      <style:table-column-properties style:column-width="8.25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3" style:family="table-row">
      <style:table-row-properties style:min-row-height="3.812cm" fo:keep-together="auto"/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padding-left="0.191cm" fo:padding-right="0.191cm" fo:padding-top="0cm" fo:padding-bottom="0cm" fo:border="0.5pt solid #000000"/>
    </style:style>
    <style:style style:name="Table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right="0.635cm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0.191cm" fo:margin-right="-0.191cm"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right="0.101cm"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3b366"/>
    </style:style>
    <style:style style:name="P8" style:family="paragraph" style:parent-style-name="Standard">
      <style:paragraph-properties fo:margin-right="0.101cm" fo:text-align="justify" style:justify-single-word="false"/>
      <style:text-properties fo:font-size="14pt" officeooo:paragraph-rsid="000b2b4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 style:writing-mode="lr-tb"/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0dc753" officeooo:paragraph-rsid="000dc753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053bd" officeooo:paragraph-rsid="001053bd"/>
    </style:style>
    <style:style style:name="P13" style:family="paragraph" style:parent-style-name="Standard">
      <style:paragraph-properties fo:text-align="start" style:justify-single-word="false"/>
      <style:text-properties fo:language="en" fo:country="US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paragraph-rsid="001d42f4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eaae1" officeooo:paragraph-rsid="001eaae1"/>
    </style:style>
    <style:style style:name="P16" style:family="paragraph" style:parent-style-name="Standard">
      <style:paragraph-properties fo:text-align="start" style:justify-single-word="false"/>
      <style:text-properties officeooo:rsid="000b4887" officeooo:paragraph-rsid="000dc753"/>
    </style:style>
    <style:style style:name="P17" style:family="paragraph" style:parent-style-name="Standard">
      <style:paragraph-properties fo:text-align="start" style:justify-single-word="false"/>
      <style:text-properties officeooo:rsid="000dc753" officeooo:paragraph-rsid="000dc753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0dc753" officeooo:paragraph-rsid="000dc753"/>
    </style:style>
    <style:style style:name="P19" style:family="paragraph" style:parent-style-name="Standard">
      <style:paragraph-properties fo:text-align="start" style:justify-single-word="false"/>
      <style:text-properties officeooo:rsid="001053bd" officeooo:paragraph-rsid="001053bd"/>
    </style:style>
    <style:style style:name="P20" style:family="paragraph" style:parent-style-name="Standard">
      <style:paragraph-properties fo:text-align="start" style:justify-single-word="false"/>
      <style:text-properties officeooo:rsid="00122dd5" officeooo:paragraph-rsid="00122dd5"/>
    </style:style>
    <style:style style:name="P21" style:family="paragraph" style:parent-style-name="Standard">
      <style:paragraph-properties fo:text-align="start" style:justify-single-word="false"/>
      <style:text-properties officeooo:rsid="00122dd5" officeooo:paragraph-rsid="001974af"/>
    </style:style>
    <style:style style:name="P22" style:family="paragraph" style:parent-style-name="Standard">
      <style:paragraph-properties fo:text-align="start" style:justify-single-word="false"/>
      <style:text-properties officeooo:rsid="0013c276" officeooo:paragraph-rsid="0013c276"/>
    </style:style>
    <style:style style:name="P23" style:family="paragraph" style:parent-style-name="Standard">
      <style:paragraph-properties fo:text-align="start" style:justify-single-word="false"/>
      <style:text-properties officeooo:rsid="0017e538" officeooo:paragraph-rsid="0017e538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officeooo:paragraph-rsid="0013c276"/>
    </style:style>
    <style:style style:name="P26" style:family="paragraph" style:parent-style-name="Standard">
      <style:paragraph-properties fo:text-align="start" style:justify-single-word="false" style:writing-mode="lr-tb"/>
    </style:style>
    <style:style style:name="P27" style:family="paragraph" style:parent-style-name="Standard">
      <style:paragraph-properties fo:text-align="start" style:justify-single-word="false"/>
      <style:text-properties officeooo:paragraph-rsid="000e8ac2"/>
    </style:style>
    <style:style style:name="P28" style:family="paragraph" style:parent-style-name="Standard">
      <style:paragraph-properties fo:text-align="start" style:justify-single-word="false"/>
      <style:text-properties officeooo:paragraph-rsid="001974af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1b7c21"/>
    </style:style>
    <style:style style:name="P30" style:family="paragraph" style:parent-style-name="Standard">
      <style:paragraph-properties fo:text-align="start" style:justify-single-word="false"/>
      <style:text-properties officeooo:paragraph-rsid="001d42f4"/>
    </style:style>
    <style:style style:name="P31" style:family="paragraph" style:parent-style-name="Standard">
      <style:paragraph-properties fo:text-align="start" style:justify-single-word="false"/>
      <style:text-properties officeooo:paragraph-rsid="001eaae1"/>
    </style:style>
    <style:style style:name="P32" style:family="paragraph" style:parent-style-name="Standard">
      <style:paragraph-properties fo:text-align="start" style:justify-single-word="false"/>
      <style:text-properties officeooo:paragraph-rsid="00200a4c"/>
    </style:style>
    <style:style style:name="P33" style:family="paragraph" style:parent-style-name="Standard">
      <style:paragraph-properties fo:text-align="justify" style:justify-single-word="false"/>
      <style:text-properties officeooo:rsid="0023b366" officeooo:paragraph-rsid="0023b366"/>
    </style:style>
    <style:style style:name="P34" style:family="paragraph" style:parent-style-name="Standard">
      <style:paragraph-properties fo:text-align="center" style:justify-single-word="false" fo:text-indent="0.635cm" style:auto-text-indent="false"/>
    </style:style>
    <style:style style:name="P35" style:family="paragraph" style:parent-style-name="Standard">
      <style:paragraph-properties fo:text-align="center" style:justify-single-word="false" fo:text-indent="0.635cm" style:auto-text-indent="false"/>
      <style:text-properties officeooo:paragraph-rsid="000770fc"/>
    </style:style>
    <style:style style:name="P36" style:family="paragraph" style:parent-style-name="Standard">
      <style:paragraph-properties fo:margin-left="7.493cm" fo:text-align="center" style:justify-single-word="false" fo:text-indent="-7.493cm" style:auto-text-indent="fals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justify" style:justify-single-word="false" fo:text-indent="0.635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0" style:family="paragraph" style:parent-style-name="Standard">
      <style:paragraph-properties fo:margin-right="0.101cm" fo:text-align="justify" style:justify-single-word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.101cm" fo:margin-right="0.101cm" fo:text-align="justify" style:justify-single-word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0.101cm" fo:margin-right="0.101cm" fo:text-align="justify" style:justify-single-word="false" fo:text-indent="1.27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text-indent="0.635cm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end" style:justify-single-word="false" fo:text-indent="0.635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style:justify-single-word="false" fo:text-indent="0.635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10.001cm" fo:text-align="justify" style:justify-single-word="fals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margin-right="0.101cm" fo:text-align="justify" style:justify-single-word="false"/>
      <style:text-properties officeooo:paragraph-rsid="0008167a"/>
    </style:style>
    <style:style style:name="P49" style:family="paragraph" style:parent-style-name="Standard">
      <style:paragraph-properties fo:margin-right="0.101cm" fo:text-align="justify" style:justify-single-word="false"/>
    </style:style>
    <style:style style:name="P50" style:family="paragraph" style:parent-style-name="Standard">
      <style:paragraph-properties fo:margin-left="0.101cm" fo:margin-right="0.101cm" fo:text-align="justify" style:justify-single-word="false"/>
    </style:style>
    <style:style style:name="P51" style:family="paragraph" style:parent-style-name="Standard">
      <style:paragraph-properties fo:text-align="justify" style:justify-single-word="false" fo:text-indent="1.27cm" style:auto-text-indent="false" fo:break-before="page"/>
    </style:style>
    <style:style style:name="P52" style:family="paragraph" style:parent-style-name="Standard">
      <style:paragraph-properties fo:margin-right="0.101cm" fo:text-align="justify" style:justify-single-word="false" fo:text-indent="1.27cm" style:auto-text-indent="false"/>
    </style:style>
    <style:style style:name="P53" style:family="paragraph" style:parent-style-name="Standard">
      <style:paragraph-properties fo:margin-right="0.101cm" fo:margin-top="0cm" fo:margin-bottom="0cm" style:contextual-spacing="false" fo:text-align="justify" style:justify-single-word="false" fo:text-indent="1.27cm" style:auto-text-indent="false" fo:break-before="page"/>
    </style:style>
    <style:style style:name="P54" style:family="paragraph" style:parent-style-name="Standard">
      <style:paragraph-properties fo:margin-left="0.101cm" fo:margin-right="0.101cm" fo:text-align="justify" style:justify-single-word="false"/>
      <style:text-properties officeooo:paragraph-rsid="0009bbb0"/>
    </style:style>
    <style:style style:name="P55" style:family="paragraph" style:parent-style-name="Standard">
      <style:paragraph-properties fo:margin-left="0.101cm" fo:margin-right="0.101cm" fo:text-align="justify" style:justify-single-word="false" fo:text-indent="1.27cm" style:auto-text-indent="false"/>
      <style:text-properties officeooo:paragraph-rsid="001f8629"/>
    </style:style>
    <style:style style:name="P56" style:family="paragraph" style:parent-style-name="Standard">
      <style:paragraph-properties fo:margin-left="0.101cm" fo:margin-right="0.101cm" fo:text-align="justify" style:justify-single-word="false"/>
      <style:text-properties officeooo:paragraph-rsid="001f8629"/>
    </style:style>
    <style:style style:name="P57" style:family="paragraph" style:parent-style-name="Standard">
      <style:paragraph-properties fo:margin-left="0.101cm" fo:margin-right="0.101cm" fo:text-align="justify" style:justify-single-word="false"/>
      <style:text-properties officeooo:paragraph-rsid="000b2b4f"/>
    </style:style>
    <style:style style:name="P58" style:family="paragraph" style:parent-style-name="Standard">
      <style:paragraph-properties fo:margin-left="10.001cm"/>
    </style:style>
    <style:style style:name="P59" style:family="paragraph" style:parent-style-name="Standard" style:master-page-name="Converted3">
      <style:paragraph-properties fo:text-align="center" style:justify-single-word="false" fo:text-indent="0cm" style:auto-text-indent="false" style:page-number="auto"/>
      <style:text-properties fo:font-size="2pt" style:font-size-asian="1.75pt" style:font-size-complex="2pt"/>
    </style:style>
    <style:style style:name="P60" style:family="paragraph" style:parent-style-name="Standard">
      <style:paragraph-properties fo:margin-left="7.493cm" fo:text-align="center" style:justify-single-word="false" fo:text-indent="-7.493cm" style:auto-text-indent="false"/>
      <style:text-properties fo:font-size="13pt" fo:font-weight="bold" style:font-size-asian="13pt" style:font-weight-asian="bold" style:font-size-complex="13pt"/>
    </style:style>
    <style:style style:name="P61" style:family="paragraph" style:parent-style-name="Standard">
      <style:paragraph-properties fo:text-align="justify" style:justify-single-word="false"/>
      <style:text-properties fo:language="en" fo:country="US"/>
    </style:style>
    <style:style style:name="P62" style:family="paragraph" style:parent-style-name="Standard">
      <style:paragraph-properties fo:text-align="justify" style:justify-single-word="false"/>
      <style:text-properties fo:language="en" fo:country="US" officeooo:paragraph-rsid="00200a4c"/>
    </style:style>
    <style:style style:name="P63" style:family="paragraph" style:parent-style-name="Standard">
      <style:paragraph-properties fo:text-align="justify" style:justify-single-word="false"/>
      <style:text-properties fo:language="en" fo:country="US" officeooo:rsid="0022022b" officeooo:paragraph-rsid="0022022b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65" style:family="paragraph" style:parent-style-name="Title">
      <style:paragraph-properties fo:line-height="100%" fo:text-indent="0.635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0970f6" style:font-size-asian="14pt" style:font-size-complex="14pt"/>
    </style:style>
    <style:style style:name="T5" style:family="text">
      <style:text-properties fo:font-size="14pt" officeooo:rsid="0009bbb0" style:font-size-asian="14pt" style:font-size-complex="14pt"/>
    </style:style>
    <style:style style:name="T6" style:family="text">
      <style:text-properties fo:font-size="14pt" officeooo:rsid="00120d81" style:font-size-asian="14pt" style:font-size-complex="14pt"/>
    </style:style>
    <style:style style:name="T7" style:family="text">
      <style:text-properties fo:font-size="14pt" officeooo:rsid="00182f13" style:font-size-asian="14pt" style:font-size-complex="14pt"/>
    </style:style>
    <style:style style:name="T8" style:family="text">
      <style:text-properties fo:font-size="14pt" officeooo:rsid="001f8629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font-style="italic" officeooo:rsid="001eaae1" style:font-size-asian="14pt" style:font-style-asian="italic" style:font-size-complex="14pt"/>
    </style:style>
    <style:style style:name="T11" style:family="text">
      <style:text-properties fo:font-size="14pt" fo:font-style="italic" officeooo:rsid="001f8629" style:font-size-asian="14pt" style:font-style-asian="italic" style:font-size-complex="14pt"/>
    </style:style>
    <style:style style:name="T12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officeooo:rsid="000970f6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officeooo:rsid="00120d81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0182f13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1f8629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officeooo:rsid="001974af"/>
    </style:style>
    <style:style style:name="T21" style:family="text">
      <style:text-properties fo:language="en" fo:country="US" officeooo:rsid="00200a4c"/>
    </style:style>
    <style:style style:name="T22" style:family="text">
      <style:text-properties fo:font-weight="bold" style:font-weight-asian="bold"/>
    </style:style>
    <style:style style:name="T23" style:family="text">
      <style:text-properties style:font-name="Times New Roman" fo:font-size="14pt" style:font-size-asian="14pt" style:font-size-complex="14pt" style:font-weight-complex="bold"/>
    </style:style>
    <style:style style:name="T24" style:family="text">
      <style:text-properties fo:font-size="13pt" fo:font-weight="bold" style:font-size-asian="13pt" style:font-weight-asian="bold" style:font-size-complex="13pt"/>
    </style:style>
    <style:style style:name="T25" style:family="text">
      <style:text-properties officeooo:rsid="000c1d02"/>
    </style:style>
    <style:style style:name="T26" style:family="text">
      <style:text-properties officeooo:rsid="000dc753"/>
    </style:style>
    <style:style style:name="T27" style:family="text">
      <style:text-properties officeooo:rsid="001053bd"/>
    </style:style>
    <style:style style:name="T28" style:family="text">
      <style:text-properties officeooo:rsid="001b6015"/>
    </style:style>
    <style:style style:name="T29" style:family="text">
      <style:text-properties officeooo:rsid="001b7c21"/>
    </style:style>
    <style:style style:name="T30" style:family="text">
      <style:text-properties officeooo:rsid="001d42f4"/>
    </style:style>
    <style:style style:name="T31" style:family="text">
      <style:text-properties officeooo:rsid="001eaae1"/>
    </style:style>
    <style:style style:name="T32" style:family="text">
      <style:text-properties officeooo:rsid="00200a4c"/>
    </style:style>
    <style:style style:name="T33" style:family="text">
      <style:text-properties officeooo:rsid="0022022b"/>
    </style:style>
    <style:style style:name="T34" style:family="text">
      <style:text-properties officeooo:rsid="0023b366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 loext:marker-style-name="T3"><text:span text:style-name="T3">Национальная академия наук Беларуси</text:span></text:p>
      <text:p text:style-name="P65" loext:marker-style-name="T23"><text:span text:style-name="T23">ГОСУДАРСТВЕННОЕ НАУЧНОЕ УЧРЕЖДЕНИЕ </text:span></text:p>
      <text:p text:style-name="P65" loext:marker-style-name="T23"><text:span text:style-name="T23">«ИНСТИТУТ … НАЦИОНАЛЬНОЙ АКАДЕМИИ НАУК БЕЛАРУСИ» </text:span></text:p>
      <text:p text:style-name="P38" loext:marker-style-name="T2"/>
      <text:p text:style-name="P43" loext:marker-style-name="T2"/>
      <text:p text:style-name="P46" loext:marker-style-name="T1"><text:span text:style-name="T1">«УТВЕРЖДАЮ»</text:span></text:p>
      <text:p text:style-name="P46" loext:marker-style-name="T2"><text:span text:style-name="T2">Директор ХХХХХХХХХ</text:span></text:p>
      <text:p text:style-name="P46" loext:marker-style-name="T2"><text:span text:style-name="T2">к.т.н. </text:span></text:p>
      <text:p text:style-name="P46" loext:marker-style-name="T2"><text:span text:style-name="T2">_________________Ф.И.О.</text:span></text:p>
      <text:p text:style-name="P58" loext:marker-style-name="T2"><text:span text:style-name="T2">__________________ 2022 г.</text:span></text:p>
      <text:p text:style-name="P39" loext:marker-style-name="T2"/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34" loext:marker-style-name="T1"><text:span text:style-name="T1">ОТЧЕТ</text:span></text:p>
      <text:p text:style-name="P34" loext:marker-style-name="T2"><text:span text:style-name="T2">о патентно-информационных исследованиях по теме</text:span></text:p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34" loext:marker-style-name="T1"><text:span text:style-name="T1">НАЗВАНИЕ ТЕМЫ РАБОТЫ</text:span></text:p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45" loext:marker-style-name="T2"/>
      <text:p text:style-name="P5" loext:marker-style-name="T2"><text:span text:style-name="T2">Научный руководитель темы<text:tab/><text:tab/><text:tab/><text:tab/><text:tab/>_________________</text:span></text:p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5" loext:marker-style-name="T2"><text:span text:style-name="T2">Минск 2022</text:span></text:p>
      <text:p text:style-name="P59"/>
      <text:p text:style-name="P36" loext:marker-style-name="T22"><text:span text:style-name="T22">РЕГЛАМЕНТ ПОИСКА</text:span></text:p>
      <text:p text:style-name="P60" loext:marker-style-name="T24"/>
      <text:p text:style-name="P48" loext:marker-style-name="T2"><text:span text:style-name="T2">Наименование темы: «</text:span><text:span text:style-name="T10">У</text:span><text:span text:style-name="T9">паковщик </text:span><text:span text:style-name="T10">пультов </text:span><text:span text:style-name="T11">радио</text:span><text:span text:style-name="T10">управления в защищённые капсулы для перевозки</text:span><text:span text:style-name="T2">»</text:span></text:p>
      <text:p text:style-name="P6" loext:marker-style-name="T2"><text:span text:style-name="T2">Шифр </text:span><text:span text:style-name="T12">B65B 53/00</text:span></text:p>
      <text:p text:style-name="P6" loext:marker-style-name="T2"><text:span text:style-name="T2">Цель поиска информации </text:span><text:span text:style-name="T13">Определение научно-технического уровня, выявление тенденций и направлений развития исследования</text:span></text:p>
      <text:p text:style-name="P5" loext:marker-style-name="T2"><text:span text:style-name="T2">Обоснование регламента поиска: Регламент поиска включает в себя патентно-информационные исследования по указанным рубрикам МКИ, УДК, полностью охватывающим тематику НИР с глубиной поиска не менее 7-10 лет, что является достаточным на стадии оценки технического уровня НИР.</text:span></text:p>
      <text:p text:style-name="P6" loext:marker-style-name="T2"><text:span text:style-name="T2">Начало поиска – «</text:span><text:span text:style-name="T6">1</text:span><text:span text:style-name="T2">» </text:span><text:span text:style-name="T6">январ</text:span><text:span text:style-name="T4">я</text:span><text:span text:style-name="T2"> 20</text:span><text:span text:style-name="T15">25</text:span><text:span text:style-name="T2"> г.; окончание поиска – «</text:span><text:span text:style-name="T4">18</text:span><text:span text:style-name="T2">» </text:span><text:span text:style-name="T4">марта </text:span><text:span text:style-name="T2">20</text:span><text:span text:style-name="T13">2</text:span><text:span text:style-name="T14">5</text:span><text:span text:style-name="T2"> г.</text:span></text:p>
      <text:p text:style-name="P40" loext:marker-style-name="T2"/>
      <text:p text:style-name="P5" loext:marker-style-name="T2"><text:span text:style-name="T2">Таблица В.1 – Регламент поиск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8" office:value-type="string">
            <text:p text:style-name="P3">Источники информации, по которым будет проводиться патентный поис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rows-spanned="2" office:value-type="string">
            <text:p text:style-name="P3">Предмет поиска (объектов исследования, его составные части)</text:p>
          </table:table-cell>
          <table:table-cell table:style-name="Table2.A1" table:number-rows-spanned="2" office:value-type="string">
            <text:p text:style-name="P3">Страна поиска</text:p>
          </table:table-cell>
          <table:table-cell table:style-name="Table2.A1" table:number-columns-spanned="2" office:value-type="string">
            <text:p text:style-name="P3">Патентные</text:p>
          </table:table-cell>
          <table:covered-table-cell/>
          <table:table-cell table:style-name="Table2.A1" table:number-columns-spanned="2" office:value-type="string">
            <text:p text:style-name="P3">Научно-техническая</text:p>
            <text:p text:style-name="P3">информация (НТИ)</text:p>
          </table:table-cell>
          <table:covered-table-cell/>
          <table:table-cell table:style-name="Table2.A1" table:number-rows-spanned="2" office:value-type="string">
            <text:p text:style-name="P3">Ретроспективность</text:p>
          </table:table-cell>
          <table:table-cell table:style-name="Table2.A1" table:number-rows-spanned="2" office:value-type="string">
            <text:p text:style-name="P3">Наименование информационной базы (фонда)</text:p>
          </table:table-cell>
        </table:table-row>
        <table:table-row table:style-name="Table2.3">
          <table:covered-table-cell table:style-name="Table2.A1"/>
          <table:covered-table-cell table:style-name="Table2.A1"/>
          <table:table-cell table:style-name="Table2.A1" office:value-type="string">
            <text:p text:style-name="P4">Наименование</text:p>
          </table:table-cell>
          <table:table-cell table:style-name="Table2.A1" office:value-type="string">
            <text:p text:style-name="P3">Классификационные рубрики МПК (МКИ), МКПО, НКИ, др.</text:p>
          </table:table-cell>
          <table:table-cell table:style-name="Table2.A1" office:value-type="string">
            <text:p text:style-name="P3">Наименование</text:p>
          </table:table-cell>
          <table:table-cell table:style-name="Table2.A1" office:value-type="string">
            <text:p text:style-name="P3">Рубрики УДК и др.</text:p>
          </table:table-cell>
          <table:covered-table-cell table:style-name="Table2.A1"/>
          <table:covered-table-cell table:style-name="Table2.A1"/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</table:table-row>
        <table:table-row table:style-name="Table2.5">
          <table:table-cell table:style-name="Table2.A1" office:value-type="string">
            <text:p text:style-name="P13"/>
            <text:p text:style-name="P11"/>
            <text:p text:style-name="P13"/>
            <text:p text:style-name="P13"/>
            <text:p text:style-name="P13"/>
            <text:p text:style-name="P17">Packaging machine</text:p>
            <text:p text:style-name="P24"/>
            <text:p text:style-name="P24"/>
            <text:p text:style-name="P13"/>
          </table:table-cell>
          <table:table-cell table:style-name="Table2.A1" office:value-type="string">
            <text:p text:style-name="P16"/>
            <text:p text:style-name="P16"/>
            <text:p text:style-name="P16"/>
            <text:p text:style-name="P16">США, КНР,</text:p>
            <text:p text:style-name="P16"><text:span text:style-name="T26">ФРГ,</text:span> <text:span text:style-name="T25">Япония</text:span></text:p>
          </table:table-cell>
          <table:table-cell table:style-name="Table2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Google Patents</text:p>
          </table:table-cell>
          <table:table-cell table:style-name="Table2.A1" office:value-type="string">
            <text:p text:style-name="P24"/>
            <text:p text:style-name="P24"/>
            <text:p text:style-name="P24">B65B53/00,</text:p>
            <text:p text:style-name="P24"><text:s/>B65B9/042,</text:p>
            <text:p text:style-name="P24">B65B5/024,</text:p>
            <text:p text:style-name="P27"><text:s/>B65B25/146,</text:p>
            <text:p text:style-name="P27">B65B5/06</text:p>
          </table:table-cell>
          <table:table-cell table:style-name="Table2.A1" office:value-type="string">
            <text:p text:style-name="P13"/>
            <text:p text:style-name="P13"><text:span text:style-name="T27">Журнал </text:span>“Packaging Technology <text:span text:style-name="T27">Today</text:span>”,</text:p>
            <text:p text:style-name="P12">журнал “Packaging Digest”</text:p>
          </table:table-cell>
          <table:table-cell table:style-name="Table2.A1" office:value-type="string">
            <text:p text:style-name="P26"/>
            <text:p text:style-name="P26"/>
            <text:p text:style-name="P26"/>
            <text:p text:style-name="P26"/>
            <text:p text:style-name="P26">УДК 621.798<text:tab/></text:p>
          </table:table-cell>
          <table:table-cell table:style-name="Table2.A1" office:value-type="string">
            <text:p text:style-name="P21">2</text:p>
            <text:p text:style-name="P21"/>
            <text:p text:style-name="P21"/>
            <text:p text:style-name="P21"/>
            <text:p text:style-name="P21"/>
            <text:p text:style-name="P21">000-2025</text:p>
          </table:table-cell>
          <table:table-cell table:style-name="Table2.A1" office:value-type="string">
            <text:p text:style-name="P22"/>
            <text:p text:style-name="P22">Google Patents Public Data. URL: <text:a xlink:type="simple" xlink:href="https://patents.google.com/" text:style-name="Internet_20_link" text:visited-style-name="Visited_20_Internet_20_Link">https://patents.google.com/</text:a></text:p>
            <text:p text:style-name="P22">IFI CLAIMS Patent Services. URL: <text:a xlink:type="simple" xlink:href="https://www.ificlaims.com/" text:style-name="Internet_20_link" text:visited-style-name="Visited_20_Internet_20_Link">https://www.ificlaims.com/</text:a>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25">8</text:p>
          </table:table-cell>
        </table:table-row>
        <table:table-row table:style-name="Table2.1">
          <table:table-cell table:style-name="Table2.A1" office:value-type="string">
            <text:p text:style-name="P24"/>
            <text:p text:style-name="P24"/>
            <text:p text:style-name="P24"/>
            <text:p text:style-name="P24"/>
            <text:p text:style-name="P17"/>
            <text:p text:style-name="P26"/>
            <text:p text:style-name="P11">Упаковочная машина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2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РФ</text:p>
          </table:table-cell>
          <table:table-cell table:style-name="Table2.A1" office:value-type="string">
            <text:p text:style-name="P18"/>
            <text:p text:style-name="P18"/>
            <text:p text:style-name="P18"/>
            <text:p text:style-name="P18">Федеральный институт промышлен-ной собственно-сти (Роспатент)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/>
            <text:p text:style-name="P27">B65B53/00,</text:p>
            <text:p text:style-name="P27"><text:s/>B65B9/042,</text:p>
            <text:p text:style-name="P27">B65B5/024,</text:p>
            <text:p text:style-name="P27"><text:s/>B65B25/146,</text:p>
            <text:p text:style-name="P27">B65B5/06</text:p>
          </table:table-cell>
          <table:table-cell table:style-name="Table2.A1" office:value-type="string">
            <text:p text:style-name="P19"/>
            <text:p text:style-name="P19"/>
            <text:p text:style-name="P19"/>
            <text:p text:style-name="P19"/>
            <text:p text:style-name="P19">Журнал «Тара и упаковка», журнал «ИнформУпак»</text:p>
          </table:table-cell>
          <table:table-cell table:style-name="Table2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>УДК 621.798</text:p>
          </table:table-cell>
          <table:table-cell table:style-name="Table2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>2000-2025</text:p>
          </table:table-cell>
          <table:table-cell table:style-name="Table2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Роспатент. URL: <text:a xlink:type="simple" xlink:href="https://fips.ru/" text:style-name="Internet_20_link" text:visited-style-name="Visited_20_Internet_20_Link">https://fips.ru/</text:a></text:p>
          </table:table-cell>
        </table:table-row>
      </table:table>
      <text:p text:style-name="P5"/>
      <text:p text:style-name="P50" loext:marker-style-name="T2"><text:span text:style-name="T2">Инженер по патентной и изобретательской работе <text:tab/><text:tab/><text:tab/> ________________ <text:tab/></text:span><text:span text:style-name="T5">Бородин Алексей Николаевич</text:span></text:p>
      <text:p text:style-name="P41" loext:marker-style-name="T2"/>
      <text:p text:style-name="P50" loext:marker-style-name="T2"><text:span text:style-name="T2">Руководитель подразделения <text:tab/><text:tab/><text:tab/> <text:tab/><text:tab/><text:tab/> ________________ <text:s text:c="2"/>Фомин Дмитрий Александрович</text:span></text:p>
      <text:p text:style-name="P42" loext:marker-style-name="T2"/>
      <text:p text:style-name="P41" loext:marker-style-name="T2"/>
      <text:p text:style-name="P51" loext:marker-style-name="T2"><text:span text:style-name="T2">Поиск проведен в соответствии с заданием и Регламентом поиска.</text:span></text:p>
      <text:p text:style-name="P52" loext:marker-style-name="T2"><text:span text:style-name="T2">Начало поиска – «</text:span><text:span text:style-name="T7">1</text:span><text:span text:style-name="T2">» </text:span><text:span text:style-name="T7">января </text:span><text:span text:style-name="T2">20</text:span><text:span text:style-name="T16">25</text:span><text:span text:style-name="T2"> г; окончание поиска – «</text:span><text:span text:style-name="T7">18</text:span><text:span text:style-name="T2">» </text:span><text:span text:style-name="T7">марта </text:span><text:span text:style-name="T2">20</text:span><text:span text:style-name="T13">2</text:span><text:span text:style-name="T16">5</text:span><text:span text:style-name="T2"> г.</text:span></text:p>
      <text:p text:style-name="P39" loext:marker-style-name="T2"/>
      <text:p text:style-name="P5" loext:marker-style-name="T2"><text:span text:style-name="T2">Таблица В.2 – Патентная документация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Предмет поиска (объект исследования, его составные части)</text:p>
          </table:table-cell>
          <table:table-cell table:style-name="Table3.A1" office:value-type="string">
            <text:p text:style-name="P3">Страны выдачи, вид и номер охранного документа.</text:p>
            <text:p text:style-name="P3">Классификационный индекс</text:p>
          </table:table-cell>
          <table:table-cell table:style-name="Table3.A1" office:value-type="string">
            <text:p text:style-name="P3">Заявитель (патентообладатель), страна.</text:p>
            <text:p text:style-name="P3">Номер заявки, дата приоритета, дата публикации</text:p>
          </table:table-cell>
          <table:table-cell table:style-name="Table3.A1" office:value-type="string">
            <text:p text:style-name="P3">Название изобретения (полезной модели, промышленного образца)</text:p>
          </table:table-cell>
        </table:table-row>
        <table:table-row table:style-name="Table3.1">
          <table:table-cell table:style-name="Table3.A2" office:value-type="string">
            <text:p text:style-name="P3">1</text:p>
          </table:table-cell>
          <table:table-cell table:style-name="Table3.B2" office:value-type="string">
            <text:p text:style-name="P3">2</text:p>
          </table:table-cell>
          <table:table-cell table:style-name="Table3.C2" office:value-type="string">
            <text:p text:style-name="P3">3</text:p>
          </table:table-cell>
          <table:table-cell table:style-name="Table3.D2" office:value-type="string">
            <text:p text:style-name="P3">4</text:p>
          </table:table-cell>
        </table:table-row>
        <table:table-row table:style-name="Table3.3">
          <table:table-cell table:style-name="Table3.A3" table:number-rows-spanned="5" office:value-type="string">
            <text:p text:style-name="P13"/>
            <text:p text:style-name="P13"/>
            <text:p text:style-name="P13"/>
            <text:p text:style-name="P13"/>
            <text:p text:style-name="P28"><text:span text:style-name="T20">Устройство </text:span><text:span text:style-name="T21">для упаковки в пластмассовые ёмкости</text:span></text:p>
            <text:p text:style-name="P24"/>
            <text:p text:style-name="P24"/>
            <text:p text:style-name="P24"/>
            <text:p text:style-name="P13"/>
          </table:table-cell>
          <table:table-cell table:style-name="Table3.B3" office:value-type="string">
            <text:p text:style-name="P13">RU2503596C2</text:p>
          </table:table-cell>
          <table:table-cell table:style-name="Table3.C3" office:value-type="string">
            <text:p text:style-name="P24">МИДВЕСТВАКО ПЭКЭДЖИНГ СИСТЕМЗ, ЭлЭлСи <text:span text:style-name="T28">(RU). — 2011103880/13; заявл. 02.07.2009; опубл. 10.01.2014</text:span></text:p>
          </table:table-cell>
          <table:table-cell table:style-name="Table3.D3" office:value-type="string">
            <text:p text:style-name="P13">Упаковочная машина и способ упаковывания изделий</text:p>
          </table:table-cell>
        </table:table-row>
        <table:table-row table:style-name="Table3.3">
          <table:covered-table-cell table:style-name="Table3.A4"/>
          <table:table-cell table:style-name="Table3.B4" office:value-type="string">
            <text:p text:style-name="P13">US11878829B2</text:p>
          </table:table-cell>
          <table:table-cell table:style-name="Table3.C4" office:value-type="string">
            <text:p text:style-name="P24">New Sps Pod LLC <text:span text:style-name="T29">(US). — 18/063,980; заявл. 09.12.2022; опубл. 23.01.2024</text:span></text:p>
          </table:table-cell>
          <table:table-cell table:style-name="Table3.D4" office:value-type="string">
            <text:p text:style-name="P13">Упаковочная машина с независимо контролируемыми движущими</text:p>
          </table:table-cell>
        </table:table-row>
        <table:table-row table:style-name="Table3.3">
          <table:covered-table-cell table:style-name="Table3.A5"/>
          <table:table-cell table:style-name="Table3.B5" office:value-type="string">
            <text:p text:style-name="P13">JP6051299B2</text:p>
          </table:table-cell>
          <table:table-cell table:style-name="Table3.C5" office:value-type="string">
            <text:p text:style-name="P29">Robert Bosch GmbH <text:span text:style-name="T29">(</text:span><text:span text:style-name="T31">DE</text:span><text:span text:style-name="T29">). — 102012209987.5; заявл. 18.04.2013; опубл. 27.12.2016</text:span></text:p>
          </table:table-cell>
          <table:table-cell table:style-name="Table3.D5" office:value-type="string">
            <text:p text:style-name="P13">Упаковочный механизм</text:p>
          </table:table-cell>
        </table:table-row>
        <table:table-row table:style-name="Table3.3">
          <table:covered-table-cell table:style-name="Table3.A6"/>
          <table:table-cell table:style-name="Table3.B6" office:value-type="string">
            <text:p text:style-name="P13">DE102013009229B4</text:p>
          </table:table-cell>
          <table:table-cell table:style-name="Table3.C6" office:value-type="string">
            <text:p text:style-name="P30">Illinois Tool Works Inc <text:s/><text:span text:style-name="T29">(</text:span><text:span text:style-name="T31">US</text:span><text:span text:style-name="T29">). — </text:span><text:span text:style-name="T30">DE 10 2013 009 229 B4</text:span><text:span text:style-name="T29">; заявл. 31 .</text:span><text:span text:style-name="T30">05.</text:span><text:span text:style-name="T29">2013; опубл. 23.02.2017</text:span></text:p>
          </table:table-cell>
          <table:table-cell table:style-name="Table3.D6" office:value-type="string">
            <text:p text:style-name="P14">Упаковочная машина</text:p>
          </table:table-cell>
        </table:table-row>
        <table:table-row table:style-name="Table3.3">
          <table:covered-table-cell table:style-name="Table3.A7"/>
          <table:table-cell table:style-name="Table3.B7" office:value-type="string">
            <text:p text:style-name="P15">CN114393610B</text:p>
          </table:table-cell>
          <table:table-cell table:style-name="Table3.C7" office:value-type="string">
            <text:p text:style-name="P31"><text:span text:style-name="T29">Avicon Co <text:s/>(</text:span><text:span text:style-name="T31">CN</text:span><text:span text:style-name="T29">). — </text:span><text:span text:style-name="T32">CN 105691713 A</text:span><text:span text:style-name="T29">; заявл. 05.04.</text:span>2019; <text:span text:style-name="T29">опубл. 0</text:span><text:span text:style-name="T31">2</text:span><text:span text:style-name="T29">.</text:span><text:span text:style-name="T31">04</text:span><text:span text:style-name="T29">.20</text:span><text:span text:style-name="T31">24</text:span></text:p>
          </table:table-cell>
          <table:table-cell table:style-name="Table3.D7" office:value-type="string">
            <text:p text:style-name="P15">Подающий, разделительный и биговальный механизмы упаковочной машины</text:p>
          </table:table-cell>
        </table:table-row>
      </table:table>
      <text:p text:style-name="P41" loext:marker-style-name="T2"/>
      <text:p text:style-name="P54" loext:marker-style-name="T2"><text:span text:style-name="T2">Инженер по патентной и изобретательской работе <text:tab/><text:tab/><text:tab/> ________________ <text:tab/></text:span><text:span text:style-name="T5">Бородин Алексей Николаевич</text:span></text:p>
      <text:p text:style-name="P41" loext:marker-style-name="T2"/>
      <text:p text:style-name="P8">Руководитель подразделения <text:tab/><text:tab/><text:tab/> <text:tab/><text:tab/><text:tab/> ________________ <text:s text:c="2"/>Фомин Дмитрий Александрович</text:p>
      <text:p text:style-name="P53" loext:marker-style-name="T2"><text:span text:style-name="T2">Сведения о выполнении регламента поиска (указывают полноту выполнения регламента поиска, отступление от требований регламента, причины этих отступлений) </text:span></text:p>
      <text:p text:style-name="P55" loext:marker-style-name="T2"><text:span text:style-name="T17">Были найдены патенты на устройства для различных упаковочных машин</text:span><text:span text:style-name="T8"> </text:span><text:span text:style-name="T2">_______________________________________________________________________________________________________</text:span></text:p>
      <text:p text:style-name="P52" loext:marker-style-name="T2"><text:span text:style-name="T2">Предложения по дальнейшему проведению поиска и патентных исследований </text:span></text:p>
      <text:p text:style-name="P56" loext:marker-style-name="T2"><text:span text:style-name="T17">Изучить механизмы поточной массовой непрерывной подачи экземпляров пультов управления в упаковочную машину _______</text:span><text:span text:style-name="T2">________________________________________________________________________________________________</text:span></text:p>
      <text:p text:style-name="P39" loext:marker-style-name="T2"/>
      <text:p text:style-name="P5" loext:marker-style-name="T2"><text:span text:style-name="T2">Материалы, отобранные для последующего анализа:</text:span></text:p>
      <text:p text:style-name="P39" loext:marker-style-name="T2"/>
      <text:p text:style-name="P5" loext:marker-style-name="T2"><text:span text:style-name="T2">Таблица В.3 – Патентная документация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">Предмет поиска (объект исследования, его составные части)</text:p>
          </table:table-cell>
          <table:table-cell table:style-name="Table4.A1" office:value-type="string">
            <text:p text:style-name="P3">Страны выдачи, вид и номер охранного документа.</text:p>
            <text:p text:style-name="P3">Классификационный индекс</text:p>
          </table:table-cell>
          <table:table-cell table:style-name="Table4.A1" office:value-type="string">
            <text:p text:style-name="P3">Заявитель (патентообладатель), страна.</text:p>
            <text:p text:style-name="P3">Номер заявки, дата приоритета, дата публикации</text:p>
          </table:table-cell>
          <table:table-cell table:style-name="Table4.A1" office:value-type="string">
            <text:p text:style-name="P3">Название изобретения (полезной модели, промышленного образца)</text:p>
          </table:table-cell>
        </table:table-row>
        <table:table-row table:style-name="Table4.1">
          <table:table-cell table:style-name="Table4.A2" office:value-type="string">
            <text:p text:style-name="P3">1</text:p>
          </table:table-cell>
          <table:table-cell table:style-name="Table4.B2" office:value-type="string">
            <text:p text:style-name="P3">2</text:p>
          </table:table-cell>
          <table:table-cell table:style-name="Table4.C2" office:value-type="string">
            <text:p text:style-name="P3">3</text:p>
          </table:table-cell>
          <table:table-cell table:style-name="Table4.D2" office:value-type="string">
            <text:p text:style-name="P3">4</text:p>
          </table:table-cell>
        </table:table-row>
        <table:table-row table:style-name="Table4.3">
          <table:table-cell table:style-name="Table4.A3" table:number-rows-spanned="2" office:value-type="string">
            <text:p text:style-name="P9" loext:marker-style-name="T18"/>
            <text:p text:style-name="P62" loext:marker-style-name="T18"/>
            <text:p text:style-name="P62" loext:marker-style-name="T18"/>
            <text:p text:style-name="P62" loext:marker-style-name="T18"/>
            <text:p text:style-name="P62" loext:marker-style-name="T18"><text:span text:style-name="T32">Устройство подачи объектов в упаковочное устройство</text:span></text:p>
            <text:p text:style-name="P5" loext:marker-style-name="T18"/>
            <text:p text:style-name="P5" loext:marker-style-name="T18"/>
            <text:p text:style-name="P5" loext:marker-style-name="T18"/>
            <text:p text:style-name="P5"/>
            <text:p text:style-name="P9" loext:marker-style-name="T18"/>
          </table:table-cell>
          <table:table-cell table:style-name="Table4.B3" office:value-type="string">
            <text:p text:style-name="P10">RU2721093C2</text:p>
            <text:p text:style-name="P10"/>
          </table:table-cell>
          <table:table-cell table:style-name="Table4.C3" office:value-type="string">
            <text:p text:style-name="P32"><text:span text:style-name="T29">Де Греф'С Ваген-, Карроссери-Эн Махинебау Б.В. (</text:span><text:span text:style-name="T32">DE</text:span><text:span text:style-name="T29">). — </text:span><text:span text:style-name="T33">2018134717</text:span><text:span text:style-name="T29">; заявл. 05.04.</text:span>2019; <text:span text:style-name="T29">опубл. 0</text:span><text:span text:style-name="T31">2</text:span><text:span text:style-name="T29">.</text:span><text:span text:style-name="T31">04</text:span><text:span text:style-name="T29">.20</text:span><text:span text:style-name="T31">24</text:span></text:p>
          </table:table-cell>
          <table:table-cell table:style-name="Table4.D3" office:value-type="string">
            <text:p text:style-name="P9" loext:marker-style-name="T18">Упаковочное устройство и система сортировки для направленного упаковывания продуктов и способ упаковывания </text:p>
          </table:table-cell>
        </table:table-row>
        <table:table-row table:style-name="Table4.3">
          <table:covered-table-cell table:style-name="Table4.A4"/>
          <table:table-cell table:style-name="Table4.B4" office:value-type="string">
            <text:p text:style-name="P9" loext:marker-style-name="T18">US10301122B2</text:p>
          </table:table-cell>
          <table:table-cell table:style-name="Table4.C4" office:value-type="string">
            <text:p text:style-name="P32"><text:span text:style-name="T29">Fives Intralogistics SpA (</text:span><text:span text:style-name="T33">US</text:span><text:span text:style-name="T29">). — 1</text:span><text:span text:style-name="T33">5</text:span><text:span text:style-name="T29">/</text:span><text:span text:style-name="T33">521</text:span><text:span text:style-name="T29">,</text:span><text:span text:style-name="T33">110</text:span><text:span text:style-name="T29">; заявл. </text:span><text:span text:style-name="T33">21</text:span><text:span text:style-name="T29">.</text:span><text:span text:style-name="T33">10</text:span><text:span text:style-name="T29">.</text:span>201<text:span text:style-name="T33">5</text:span>; <text:span text:style-name="T29">опубл. </text:span><text:span text:style-name="T31">2</text:span><text:span text:style-name="T33">8</text:span><text:span text:style-name="T29">.</text:span><text:span text:style-name="T31">0</text:span><text:span text:style-name="T33">5</text:span><text:span text:style-name="T29">.20</text:span><text:span text:style-name="T33">19</text:span></text:p>
          </table:table-cell>
          <table:table-cell table:style-name="Table4.D4" office:value-type="string">
            <text:p text:style-name="P63" loext:marker-style-name="T18">Устройство для подачи предметов сортировочной машине и сортировочная машина</text:p>
          </table:table-cell>
        </table:table-row>
      </table:table>
      <text:p text:style-name="P41" loext:marker-style-name="T2"/>
      <text:p text:style-name="P54" loext:marker-style-name="T2"><text:span text:style-name="T2">Инженер по патентной и изобретательской работе <text:tab/><text:tab/><text:tab/> ________________ <text:tab/></text:span><text:span text:style-name="T5">Бородин Алексей Николаевич</text:span></text:p>
      <text:p text:style-name="P41" loext:marker-style-name="T2"/>
      <text:p text:style-name="P8">Руководитель подразделения <text:tab/><text:tab/><text:tab/> <text:tab/><text:tab/><text:tab/> ________________ <text:s text:c="2"/>Фомин Дмитрий Александрович</text:p>
      <text:p text:style-name="P6"><text:soft-page-break/></text:p>
      <text:p text:style-name="P6" loext:marker-style-name="T2"><text:span text:style-name="T2">Таблица В.4 – Научно-техническая, конъюнктурная, нормативная документация и материалы государственной регистрации НИОКР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№ п<text:span text:style-name="T18">/</text:span>п</text:p>
          </table:table-cell>
          <table:table-cell table:style-name="Table5.A1" office:value-type="string">
            <text:p text:style-name="P3">Название источника информации (статьи, книги и т.д.)</text:p>
          </table:table-cell>
          <table:table-cell table:style-name="Table5.A1" office:value-type="string">
            <text:p text:style-name="P3">Автор, фирма-держатель технической документации</text:p>
          </table:table-cell>
          <table:table-cell table:style-name="Table5.A1" office:value-type="string">
            <text:p text:style-name="P3">Год, место и орган издания (утверждения, депонирования источника), дата и № регистрации для НИОКР</text:p>
          </table:table-cell>
        </table:table-row>
        <table:table-row table:style-name="Table5.1">
          <table:table-cell table:style-name="Table5.A2" office:value-type="string">
            <text:p text:style-name="P3">1</text:p>
          </table:table-cell>
          <table:table-cell table:style-name="Table5.B2" office:value-type="string">
            <text:p text:style-name="P3">2</text:p>
          </table:table-cell>
          <table:table-cell table:style-name="Table5.C2" office:value-type="string">
            <text:p text:style-name="P3">3</text:p>
          </table:table-cell>
          <table:table-cell table:style-name="Table5.D2" office:value-type="string">
            <text:p text:style-name="P3">4</text:p>
          </table:table-cell>
        </table:table-row>
        <table:table-row table:style-name="Table5.3">
          <table:table-cell table:style-name="Table5.A3" office:value-type="string">
            <text:p text:style-name="P5"/>
            <text:p text:style-name="P5"/>
            <text:p text:style-name="P5"/>
            <text:p text:style-name="P5"/>
            <text:p text:style-name="P33">1</text:p>
            <text:p text:style-name="P9"/>
            <text:p text:style-name="P64" loext:marker-style-name="T19"/>
          </table:table-cell>
          <table:table-cell table:style-name="Table5.B3" office:value-type="string">
            <text:p text:style-name="P5"/>
            <text:p text:style-name="P5"/>
            <text:p text:style-name="P5">НЕКОТОРЫЕ ПРОБЛЕМЫ СОЗДАНИЯ СОВРЕМЕННЫХ АВТОМАТИЧЕСКИХ ЛИНИЙ НА ПРИМЕРЕ ЛИНИИ УПАКОВКИ ТИПА "ФОРМОВКА-ФАСОВКА-УКУПОРКА-ВЫРУБКА''</text:p>
          </table:table-cell>
          <table:table-cell table:style-name="Table5.C3" office:value-type="string">
            <text:p text:style-name="P5"/>
            <text:p text:style-name="P5">САЛАМАНДРА Б.Л,</text:p>
            <text:p text:style-name="P5">ТЫВЕС Л.И,</text:p>
            <text:p text:style-name="P5">САЛАМАНДРА К.<text:span text:style-name="T34">Б.</text:span>,</text:p>
            <text:p text:style-name="P7">КОРЕНДЯСЕВ</text:p>
          </table:table-cell>
          <table:table-cell table:style-name="Table5.D3" office:value-type="string">
            <text:p text:style-name="P33">2013, Москва, <text:s/>Г.К., Институт машиноведения им. А.А. Благонравова РАН</text:p>
          </table:table-cell>
        </table:table-row>
        <table:table-row table:style-name="Table5.1">
          <table:table-cell table:style-name="Table5.A4" office:value-type="string">
            <text:p text:style-name="P33">2</text:p>
          </table:table-cell>
          <table:table-cell table:style-name="Table5.B4" office:value-type="string">
            <text:p text:style-name="P5">ЗАРУБЕЖНЫЙ ОПЫТ РАЗВИТИЯ И АВТОМАТИЗАЦИИ ТАРНО-УПАКОВОЧНОГО ПРОИЗВОДСТВА</text:p>
          </table:table-cell>
          <table:table-cell table:style-name="Table5.C4" office:value-type="string">
            <text:p text:style-name="P5">ТИВЕРОВСКИЙ В.И.</text:p>
          </table:table-cell>
          <table:table-cell table:style-name="Table5.D4" office:value-type="string">
            <text:p text:style-name="P7"><text:span text:style-name="T34">2008, </text:span>Москва, ВИНИТИ РАН</text:p>
          </table:table-cell>
        </table:table-row>
      </table:table>
      <text:p text:style-name="P41" loext:marker-style-name="T2"/>
      <text:p text:style-name="P54" loext:marker-style-name="T2"><text:span text:style-name="T2">Инженер по патентной и изобретательской работе <text:tab/><text:tab/><text:tab/> ________________ <text:tab/></text:span><text:span text:style-name="T5">Бородин Алексей Николаевич</text:span></text:p>
      <text:p text:style-name="P41" loext:marker-style-name="T2"/>
      <text:p text:style-name="P57" loext:marker-style-name="T2"><text:span text:style-name="T2">Руководитель подразделения <text:tab/><text:tab/><text:tab/> <text:tab/><text:tab/><text:tab/> ________________ <text:s text:c="2"/>Фомин Дмитрий Александрович</text:span></text:p>
      <text:p text:style-name="P3" loext:marker-style-name="T2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423cm" fo:margin-bottom="0cm" style:contextual-spacing="false" fo:line-height="150%" fo:text-align="justify" style:justify-single-word="false" fo:text-indent="0.635cm" style:auto-text-indent="false">
        <style:tab-stops>
          <style:tab-stop style:position="1.27cm"/>
          <style:tab-stop style:position="16.503cm"/>
          <style:tab-stop style:position="16.753cm" style:type="right" style:leader-style="dotted" style:leader-text="."/>
        </style:tab-stops>
      </style:paragraph-properties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line-height="120%" fo:text-align="justify" style:justify-single-word="false" fo:text-indent="1.251cm" style:auto-text-indent="false"/>
      <style:text-properties style:font-name="Arial" fo:font-family="Arial" style:font-family-generic="roman" style:font-pitch="variable" fo:font-size="14pt" style:font-size-asian="14pt" style:font-size-complex="10pt"/>
    </style:style>
    <style:style style:name="Title" style:family="paragraph" style:parent-style-name="Standard" loext:linked-style-name="Название_20_Знак" style:class="chapter">
      <style:paragraph-properties fo:line-height="130%" fo:text-align="center" style:justify-single-word="false"/>
      <style:text-properties style:font-name="Helvetica" fo:font-family="Helvetica" style:font-family-generic="roman" style:font-pitch="variable" fo:font-weight="bold" style:font-weight-asian="bold" style:font-size-complex="10pt"/>
    </style:style>
    <style:style style:name="Subtitle" style:family="paragraph" style:parent-style-name="Standard" loext:linked-style-name="Подзаголовок_20_Знак" style:class="chapter">
      <style:paragraph-properties fo:orphans="0" fo:widows="0"/>
      <style:text-properties fo:font-size="14pt" style:font-size-asian="14pt" style:font-size-complex="10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au_3f_iue" style:display-name="Iau?iu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Нормальный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loext:linked-style-name="Heading_20_2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loext:linked-style-name="Footer">
      <style:text-properties fo:font-size="12pt" style:font-size-asian="12pt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fo:font-size="12pt" style:font-size-asian="12pt" style:font-size-complex="12pt"/>
    </style:style>
    <style:style style:name="Название_20_Знак" style:display-name="Название Знак" style:family="text" loext:linked-style-name="Title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Подзаголовок_20_Знак" style:display-name="Подзаголовок Знак" style:family="text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4pt" style:font-size-asian="14pt" style:font-size-complex="14pt"/>
    </style:style>
    <style:style style:name="ListLabel_20_56" style:display-name="ListLabel 56" style:family="text">
      <style:text-properties fo:font-size="14pt" fo:language="en" fo:country="US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7.184cm" fo:text-indent="-0.318cm" fo:margin-left="7.18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994cm" fo:text-indent="-0.318cm" fo:margin-left="10.99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12.264cm" fo:text-indent="-0.635cm" fo:margin-left="12.26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534cm" fo:text-indent="-0.635cm" fo:margin-left="13.53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804cm" fo:text-indent="-0.318cm" fo:margin-left="14.8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1.251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3" text:anchor-type="paragraph" svg:y="0.002cm" draw:z-index="5"><draw:text-box fo:min-height="0.041cm" fo:min-width="0.041cm"><text:p text:style-name="MP2"><text:span text:style-name="Page_20_Number"><text:page-number text:select-page="current">1</text:page-number></text:span></text:p></draw:text-box></draw:frame></text:p>
      </style:footer>
    </style:master-page>
    <style:master-page style:name="Converted1" style:page-layout-name="Mpm1" draw:style-name="Mdp1">
      <style:footer>
        <text:p text:style-name="MP1"><draw:frame draw:style-name="Mfr1" draw:name="Frame4" text:anchor-type="paragraph" svg:y="0.002cm" draw:z-index="0"><draw:text-box fo:min-height="0.041cm" fo:min-width="0.041cm"><text:p text:style-name="MP2"><text:span text:style-name="Page_20_Number"><text:page-number text:select-page="current">0</text:page-number></text:span></text:p></draw:text-box></draw:frame></text:p>
      </style:footer>
    </style:master-page>
    <style:master-page style:name="Converted2" style:page-layout-name="Mpm1" draw:style-name="Mdp1">
      <style:footer>
        <text:p text:style-name="MP1"><draw:frame draw:style-name="Mfr1" draw:name="Frame5" text:anchor-type="paragraph" svg:y="0.002cm" draw:z-index="0"><draw:text-box fo:min-height="0.041cm" fo:min-width="0.041cm"><text:p text:style-name="MP2"><text:span text:style-name="Page_20_Number"><text:page-number text:select-page="current">0</text:page-number></text:span></text:p></draw:text-box></draw:frame></text:p>
      </style:footer>
    </style:master-page>
    <style:master-page style:name="Converted3" style:page-layout-name="Mpm2" draw:style-name="Mdp1">
      <style:footer>
        <text:p text:style-name="MP1"><draw:frame draw:style-name="Mfr1" draw:name="Frame6" text:anchor-type="paragraph" svg:y="0.002cm" draw:z-index="4"><draw:text-box fo:min-height="0.041cm" fo:min-width="0.041cm"><text:p text:style-name="MP2"><text:span text:style-name="Page_20_Number"><text:page-number text:select-page="current">6</text:page-number></text:span></text:p></draw:text-box></draw:frame></text:p>
      </style:footer>
    </style:master-page>
    <style:master-page style:name="Converted4" style:page-layout-name="Mpm3" draw:style-name="Mdp1">
      <style:footer>
        <text:p text:style-name="MP1"><draw:frame draw:style-name="Mfr1" draw:name="Frame7" text:anchor-type="paragraph" svg:y="0.002cm" draw:z-index="0"><draw:text-box fo:min-height="0.041cm" fo:min-width="0.041cm"><text:p text:style-name="MP2"><text:span text:style-name="Page_20_Number"><text:page-number text:select-page="current">0</text:page-number></text:span></text:p></draw:text-box></draw:frame></text:p>
      </style:footer>
    </style:master-page>
    <style:master-page style:name="Converted5" style:page-layout-name="Mpm3" draw:style-name="Mdp1">
      <style:footer>
        <text:p text:style-name="MP1"><draw:frame draw:style-name="Mfr1" draw:name="Frame8" text:anchor-type="paragraph" svg:y="0.002cm" draw:z-index="0"><draw:text-box fo:min-height="0.041cm" fo:min-width="0.041cm"><text:p text:style-name="MP2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3</dc:title>
    <meta:initial-creator>sysadmin</meta:initial-creator>
    <meta:editing-cycles>33</meta:editing-cycles>
    <meta:creation-date>2022-03-13T15:14:00</meta:creation-date>
    <dc:date>2025-03-19T10:08:48.645140242</dc:date>
    <meta:editing-duration>PT1H52M1S</meta:editing-duration>
    <meta:generator>LibreOffice/24.2.7.2$Linux_X86_64 LibreOffice_project/420$Build-2</meta:generator>
    <meta:print-date>2025-03-19T09:58:59.967914506</meta:print-date>
    <meta:printed-by>PDF files</meta:printed-by>
    <meta:document-statistic meta:table-count="4" meta:image-count="0" meta:object-count="0" meta:page-count="6" meta:paragraph-count="162" meta:word-count="676" meta:character-count="5800" meta:non-whitespace-character-count="5193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